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498cm" style:rel-column-width="4818*"/>
    </style:style>
    <style:style style:name="Tabelle1.B" style:family="table-column">
      <style:table-column-properties style:column-width="8.502cm" style:rel-column-width="4820*"/>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53104" officeooo:paragraph-rsid="00153104"/>
    </style:style>
    <style:style style:name="P2" style:family="paragraph" style:parent-style-name="Table_20_Contents">
      <style:text-properties officeooo:rsid="000ab10e" officeooo:paragraph-rsid="000ab10e"/>
    </style:style>
    <style:style style:name="P3" style:family="paragraph" style:parent-style-name="Table_20_Contents">
      <style:text-properties officeooo:rsid="000c3ddb" officeooo:paragraph-rsid="000c3ddb"/>
    </style:style>
    <style:style style:name="P4" style:family="paragraph" style:parent-style-name="Table_20_Contents">
      <style:text-properties officeooo:rsid="000c873c" officeooo:paragraph-rsid="000c873c"/>
    </style:style>
    <style:style style:name="P5" style:family="paragraph" style:parent-style-name="Table_20_Contents">
      <style:text-properties officeooo:rsid="000e6c42" officeooo:paragraph-rsid="000e6c42"/>
    </style:style>
    <style:style style:name="P6" style:family="paragraph" style:parent-style-name="Table_20_Contents">
      <style:text-properties officeooo:rsid="0013162d" officeooo:paragraph-rsid="0013162d"/>
    </style:style>
    <style:style style:name="P7" style:family="paragraph" style:parent-style-name="Text_20_body">
      <style:text-properties officeooo:rsid="00100a03" officeooo:paragraph-rsid="00100a03"/>
    </style:style>
    <style:style style:name="P8" style:family="paragraph" style:parent-style-name="Text_20_body">
      <style:text-properties officeooo:rsid="00100a03" officeooo:paragraph-rsid="00123acf"/>
    </style:style>
    <style:style style:name="P9" style:family="paragraph" style:parent-style-name="Text_20_body">
      <style:text-properties officeooo:rsid="0012a650" officeooo:paragraph-rsid="0012a650"/>
    </style:style>
    <style:style style:name="P10" style:family="paragraph" style:parent-style-name="Table_20_Contents">
      <style:text-properties officeooo:rsid="000e6c42" officeooo:paragraph-rsid="000e6c42"/>
    </style:style>
    <style:style style:name="P11" style:family="paragraph" style:parent-style-name="Table_20_Contents">
      <style:text-properties officeooo:rsid="00161934" officeooo:paragraph-rsid="00161934"/>
    </style:style>
    <style:style style:name="P12" style:family="paragraph" style:parent-style-name="Table_20_Contents">
      <style:text-properties officeooo:rsid="00166074" officeooo:paragraph-rsid="00166074"/>
    </style:style>
    <style:style style:name="P13" style:family="paragraph" style:parent-style-name="Table_20_Contents">
      <style:text-properties officeooo:rsid="0017dac9" officeooo:paragraph-rsid="0017dac9"/>
    </style:style>
    <style:style style:name="P14" style:family="paragraph" style:parent-style-name="Table_20_Contents">
      <style:text-properties officeooo:rsid="00188bb5" officeooo:paragraph-rsid="00188bb5"/>
    </style:style>
    <style:style style:name="P15" style:family="paragraph" style:parent-style-name="Table_20_Contents">
      <style:text-properties officeooo:rsid="00188bb5" officeooo:paragraph-rsid="00196fe9"/>
    </style:style>
    <style:style style:name="P16" style:family="paragraph" style:parent-style-name="Table_20_Contents">
      <style:text-properties officeooo:paragraph-rsid="00188bb5"/>
    </style:style>
    <style:style style:name="P17" style:family="paragraph" style:parent-style-name="Table_20_Contents">
      <style:text-properties officeooo:rsid="00196fe9" officeooo:paragraph-rsid="00196fe9"/>
    </style:style>
    <style:style style:name="P18" style:family="paragraph" style:parent-style-name="Table_20_Contents">
      <style:text-properties officeooo:rsid="001b2f51" officeooo:paragraph-rsid="001b2f51"/>
    </style:style>
    <style:style style:name="P19" style:family="paragraph" style:parent-style-name="Table_20_Contents">
      <style:text-properties officeooo:paragraph-rsid="001baa95"/>
    </style:style>
    <style:style style:name="P20" style:family="paragraph" style:parent-style-name="Table_20_Contents">
      <style:text-properties officeooo:rsid="001baa95" officeooo:paragraph-rsid="001baa95"/>
    </style:style>
    <style:style style:name="T1" style:family="text">
      <style:text-properties officeooo:rsid="000c3ddb"/>
    </style:style>
    <style:style style:name="T2" style:family="text">
      <style:text-properties officeooo:rsid="00111c67"/>
    </style:style>
    <style:style style:name="T3" style:family="text">
      <style:text-properties officeooo:rsid="00123acf"/>
    </style:style>
    <style:style style:name="T4" style:family="text">
      <style:text-properties officeooo:rsid="0013162d"/>
    </style:style>
    <style:style style:name="T5" style:family="text">
      <style:text-properties officeooo:rsid="0013df3b"/>
    </style:style>
    <style:style style:name="T6" style:family="text">
      <style:text-properties officeooo:rsid="00166074"/>
    </style:style>
    <style:style style:name="T7" style:family="text">
      <style:text-properties officeooo:rsid="00188bb5"/>
    </style:style>
    <style:style style:name="T8" style:family="text">
      <style:text-properties officeooo:rsid="00196fe9"/>
    </style:style>
    <style:style style:name="T9" style:family="text">
      <style:text-properties officeooo:rsid="001b2f51"/>
    </style:style>
    <style:style style:name="T10" style:family="text">
      <style:text-properties officeooo:rsid="001baa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m Kontrolle über die Punkte zu erhalten hinterlegen die Fraktionen einige Datenträger, um damit, den Punkt auszuspionieren. Jedoch gelingt es immer wieder dem Geheimdienst einer gegnerischen Fraktion, sich in einen solchen einzuhacken, und daraus Informationen über den Aufenthalts Ort zu erhalten. <text:span text:style-name="T2">Nicht immer führen die Informationen zu einem Eindeutigen </text:span><text:span text:style-name="T3">Ergebnis. Die Aufgabe</text:span><text:span text:style-name="T2"> der Spieler ist es, die Datenträger</text:span> <text:span text:style-name="T3">z</text:span>u lokalisieren, über den der Geheimdienst keine Eindeutigen Informationen erhalten konnte.</text:p>
      <text:p text:style-name="P7"/>
      <text:p text:style-name="P9">Agent hier sind einige Informationen, die wir erhalten konnten. Ich hoffe sie können etwas damit anfangen. </text:p>
      <table:table table:name="Tabelle1" table:style-name="Tabelle1">
        <table:table-column table:style-name="Tabelle1.A"/>
        <table:table-column table:style-name="Tabelle1.B"/>
        <table:table-row>
          <table:table-cell table:style-name="Tabelle1.A1" office:value-type="string">
            <text:p text:style-name="P2">Was der <text:span text:style-name="T1">Spieler sieht</text:span></text:p>
          </table:table-cell>
          <table:table-cell table:style-name="Tabelle1.B1" office:value-type="string">
            <text:p text:style-name="P3">Notizen für den Ort</text:p>
          </table:table-cell>
        </table:table-row>
        <table:table-row>
          <table:table-cell table:style-name="Tabelle1.A2" office:value-type="string">
            <text:p text:style-name="P6">Domplatz</text:p>
          </table:table-cell>
          <table:table-cell table:style-name="Tabelle1.B2" office:value-type="string">
            <text:p text:style-name="P3"/>
          </table:table-cell>
        </table:table-row>
        <table:table-row>
          <table:table-cell table:style-name="Tabelle1.A2" office:value-type="string">
            <text:p text:style-name="P3">-.Der Datenträger befindet sich auf Sandstein<text:line-break/>- Das Gesicht von der Statue von König Ludwig sieht direkt darauf</text:p>
          </table:table-cell>
          <table:table-cell table:style-name="Tabelle1.B2" office:value-type="string">
            <text:p text:style-name="P3">Dritte Säule von rechts</text:p>
            <text:p text:style-name="P5">(vielleicht wird diese Gestrichen)</text:p>
          </table:table-cell>
        </table:table-row>
        <table:table-row>
          <table:table-cell table:style-name="Tabelle1.A2" office:value-type="string">
            <text:p text:style-name="P3">- Wir haben einen nicht vollständig gelöschten Datenträger gefunden, der als Ort „Wassertor“ eingespeichert hat</text:p>
          </table:table-cell>
          <table:table-cell table:style-name="Tabelle1.B2" office:value-type="string">
            <text:p text:style-name="P3">Porta Prätoria</text:p>
          </table:table-cell>
        </table:table-row>
        <table:table-row>
          <table:table-cell table:style-name="Tabelle1.A2" office:value-type="string">
            <text:p text:style-name="P3">- Wir konnten eine hohe Übertragungsrate für Informationen über den Dom feststellen.<text:line-break/>- Es ist jedoch definitiv nicht der Dom</text:p>
          </table:table-cell>
          <table:table-cell table:style-name="Tabelle1.B2" office:value-type="string">
            <text:p text:style-name="P3">Dom-Informationszentrum (Domplatz 5)</text:p>
          </table:table-cell>
        </table:table-row>
        <table:table-row>
          <table:table-cell table:style-name="Tabelle1.A2" office:value-type="string">
            <text:p text:style-name="P4">- Wir konnten eine Audio über einen ominösen Vogel, der dort heilende Wirkung hat anfertigen.<text:line-break/>- Wir gehen jedoch davon aus, das es nicht wörtlich gemeint war.</text:p>
          </table:table-cell>
          <table:table-cell table:style-name="Tabelle1.B2" office:value-type="string">
            <text:p text:style-name="P4">Adler Apotheke</text:p>
          </table:table-cell>
        </table:table-row>
        <table:table-row>
          <table:table-cell table:style-name="Tabelle1.A2" office:value-type="string">
            <text:p text:style-name="P5">- Wir konnten in der Nähe unverbaute Steine für den Dom identifizieren</text:p>
          </table:table-cell>
          <table:table-cell table:style-name="Tabelle1.B2" office:value-type="string">
            <text:p text:style-name="P5">Dombaustelle hinter dem Dom</text:p>
          </table:table-cell>
        </table:table-row>
        <table:table-row>
          <table:table-cell table:style-name="Tabelle1.A2" office:value-type="string">
            <text:p text:style-name="P5">- Allem Anschein nach, lagern hier die Schätze des Doms</text:p>
          </table:table-cell>
          <table:table-cell table:style-name="Tabelle1.B2" office:value-type="string">
            <text:p text:style-name="P5">Domschatzmuseum hinter dem Bischofshofer Bi<text:span text:style-name="T5">e</text:span>rgarten.</text:p>
          </table:table-cell>
        </table:table-row>
        <table:table-row>
          <table:table-cell table:style-name="Tabelle1.A2" office:value-type="string">
            <text:p text:style-name="P11">Bahnhof</text:p>
          </table:table-cell>
          <table:table-cell table:style-name="Tabelle1.B2" office:value-type="string">
            <text:p text:style-name="P5"/>
          </table:table-cell>
        </table:table-row>
        <table:table-row>
          <table:table-cell table:style-name="Tabelle1.A2" office:value-type="string">
            <text:p text:style-name="P11">- Kepler wurde hier beerdigt</text:p>
          </table:table-cell>
          <table:table-cell table:style-name="Tabelle1.B2" office:value-type="string">
            <text:p text:style-name="P11">St. Peter Kirchlein</text:p>
          </table:table-cell>
        </table:table-row>
        <table:table-row>
          <table:table-cell table:style-name="Tabelle1.A2" office:value-type="string">
            <text:p text:style-name="P11">- Wir konnten einige Gespräche über Reisebuchungen in der Unmittelbaren Umgebung aufnehmen</text:p>
          </table:table-cell>
          <table:table-cell table:style-name="Tabelle1.B2" office:value-type="string">
            <text:p text:style-name="P11">Reisezentrum über der Bahnhofshalle</text:p>
          </table:table-cell>
        </table:table-row>
        <table:table-row>
          <table:table-cell table:style-name="Tabelle1.A2" office:value-type="string">
            <text:p text:style-name="P11">- Wir konnten einige Fahrräder lokalisieren<text:line-break/>- <text:span text:style-name="T6">es gab auch einiges, das auf Reparaturen hindeutet</text:span></text:p>
          </table:table-cell>
          <table:table-cell table:style-name="Tabelle1.B2" office:value-type="string">
            <text:p text:style-name="P12">Fahrradverleih/-Werkstatt westlich vom Bahnhof <text:s/></text:p>
          </table:table-cell>
        </table:table-row>
        <table:table-row>
          <table:table-cell table:style-name="Tabelle1.A2" office:value-type="string">
            <text:p text:style-name="P13">- Flüchtlingen werden hier direkt am Bahnhof <text:s/>geholfen</text:p>
          </table:table-cell>
          <table:table-cell table:style-name="Tabelle1.B2" office:value-type="string">
            <text:p text:style-name="P13">Bahnhofsmission bei Gleis eins</text:p>
          </table:table-cell>
        </table:table-row>
        <table:table-row>
          <table:table-cell table:style-name="Tabelle1.A2" office:value-type="string">
            <text:p text:style-name="P13">- Wir konnten ein Bild mit einigen Regensburgern Wahrzeichen abbilden. </text:p>
          </table:table-cell>
          <table:table-cell table:style-name="Tabelle1.B2" office:value-type="string">
            <text:p text:style-name="P13">Im Treppenhaus Nordwestlich</text:p>
          </table:table-cell>
        </table:table-row>
        <table:table-row>
          <table:table-cell table:style-name="Tabelle1.A2" office:value-type="string">
            <text:p text:style-name="P13">- Einige, auch größere Gerätschaften lagern hier, die anscheinend für Reinigungszwecke sind </text:p>
          </table:table-cell>
          <table:table-cell table:style-name="Tabelle1.B2" office:value-type="string">
            <text:p text:style-name="P13">Material lager der Reinigungsmaterialien<text:line-break/>unter dem Parkplatz von den Arkaden vor den Südlich liegenden Fahrstühlen</text:p>
          </table:table-cell>
        </table:table-row>
        <text:soft-page-break/>
        <table:table-row>
          <table:table-cell table:style-name="Tabelle1.A2" office:value-type="string">
            <text:p text:style-name="P13">Rez</text:p>
          </table:table-cell>
          <table:table-cell table:style-name="Tabelle1.B2" office:value-type="string">
            <text:p text:style-name="P13"/>
          </table:table-cell>
        </table:table-row>
        <table:table-row>
          <table:table-cell table:style-name="Tabelle1.A2" office:value-type="string">
            <text:p text:style-name="P13">- Wir konnten 4 alte Steinsäulen in der Nähe identifizieren</text:p>
          </table:table-cell>
          <table:table-cell table:style-name="Tabelle1.B2" office:value-type="string">
            <text:p text:style-name="P13">Süd-Westlich vom Parkplatz Grünstreifen</text:p>
          </table:table-cell>
        </table:table-row>
        <table:table-row>
          <table:table-cell table:style-name="Tabelle1.A2" office:value-type="string">
            <text:p text:style-name="P13">- Es befinden uns in einer Allee <text:line-break/>- Es befinden sich viele Ahornbäume herum</text:p>
          </table:table-cell>
          <table:table-cell table:style-name="Tabelle1.B2" office:value-type="string">
            <text:p text:style-name="P14">Park östlich Rez</text:p>
          </table:table-cell>
        </table:table-row>
        <table:table-row>
          <table:table-cell table:style-name="Tabelle1.A2" office:value-type="string">
            <text:p text:style-name="P14">- Kinder werden hier nach der Schule betreut</text:p>
          </table:table-cell>
          <table:table-cell table:style-name="Tabelle1.B2" office:value-type="string">
            <text:p text:style-name="P16"><text:span text:style-name="T7">Kinderhort Schönwertstraße 5</text:span></text:p>
          </table:table-cell>
        </table:table-row>
        <table:table-row>
          <table:table-cell table:style-name="Tabelle1.A2" office:value-type="string">
            <text:p text:style-name="P14">Donaupark</text:p>
          </table:table-cell>
          <table:table-cell table:style-name="Tabelle1.B2" office:value-type="string">
            <text:p text:style-name="P14"/>
          </table:table-cell>
        </table:table-row>
        <table:table-row>
          <table:table-cell table:style-name="Tabelle1.A2" office:value-type="string">
            <text:p text:style-name="P14">- <text:span text:style-name="T8">Es besteht aus Holz<text:line-break/>- Es befindet sich am Wasser<text:line-break/>- Es diente wohl als Beobachtungsstelle</text:span></text:p>
          </table:table-cell>
          <table:table-cell table:style-name="Tabelle1.B2" office:value-type="string">
            <text:p text:style-name="P17">Vogelbeobachtungsplattform Donauseite vom See ~Hälfte</text:p>
          </table:table-cell>
        </table:table-row>
        <table:table-row>
          <table:table-cell table:style-name="Tabelle1.A2" office:value-type="string">
            <text:p text:style-name="P14">- <text:span text:style-name="T8">Es ist ein geteertes Rechteck</text:span><text:line-break/>- <text:span text:style-name="T8">irgendwelche Platten werden von der einen Seite auf die andere bewegt</text:span></text:p>
          </table:table-cell>
          <table:table-cell table:style-name="Tabelle1.B2" office:value-type="string">
            <text:p text:style-name="P17">Sommerstockschießanlage<text:line-break/>Weg nordwestlich nach Skatepark </text:p>
          </table:table-cell>
        </table:table-row>
        <table:table-row>
          <table:table-cell table:style-name="Tabelle1.A2" office:value-type="string">
            <text:p text:style-name="P15">- <text:span text:style-name="T8">Es befindet sich in einer Steinformation</text:span><text:line-break/>- <text:span text:style-name="T8">Wir konnten teilweise kleine, Regelmäßige Erschütterungen messen </text:span></text:p>
          </table:table-cell>
          <table:table-cell table:style-name="Tabelle1.B2" office:value-type="string">
            <text:p text:style-name="P17">Tischtennisplatte Zentral hinter Fußballplatz</text:p>
          </table:table-cell>
        </table:table-row>
        <table:table-row>
          <table:table-cell table:style-name="Tabelle1.A2" office:value-type="string">
            <text:p text:style-name="P17">Steinerne Brücke</text:p>
          </table:table-cell>
          <table:table-cell table:style-name="Tabelle1.B2" office:value-type="string">
            <text:p text:style-name="P17"/>
          </table:table-cell>
        </table:table-row>
        <table:table-row>
          <table:table-cell table:style-name="Tabelle1.A2" office:value-type="string">
            <text:p text:style-name="P17">- Es wird dort gegessen<text:line-break/>- Leute kommen dort her um sich auszukurieren</text:p>
          </table:table-cell>
          <table:table-cell table:style-name="Tabelle1.B2" office:value-type="string">
            <text:p text:style-name="P17">Gaststätte Spital Nordseite der Donau<text:line-break/>beim Eingang links 50 Meter weiter</text:p>
          </table:table-cell>
        </table:table-row>
        <table:table-row>
          <table:table-cell table:style-name="Tabelle1.A2" office:value-type="string">
            <text:p text:style-name="P17">- <text:span text:style-name="T9">Wir konnten eine ungenutzte Bootszufahrt identifizieren <text:line-break/>- Es befindet sich unter einer Brücke</text:span></text:p>
          </table:table-cell>
          <table:table-cell table:style-name="Tabelle1.B2" office:value-type="string">
            <text:p text:style-name="P18">Am Beschlächt, westlichster Zipfel</text:p>
          </table:table-cell>
        </table:table-row>
        <table:table-row>
          <table:table-cell table:style-name="Tabelle1.A2" office:value-type="string">
            <text:p text:style-name="P19"><text:span text:style-name="T8">- </text:span><text:span text:style-name="T10">Es ist ein Bronze Gebilde<text:line-break/>- Es befindet sich eine beschriftete Tafel, von der wir jedoch nur die Schlüsselwörter „Admiral“ und „türkische“ entziffern konnten</text:span></text:p>
          </table:table-cell>
          <table:table-cell table:style-name="Tabelle1.B2" office:value-type="string">
            <text:p text:style-name="P20">Don Juan d‘Austria</text:p>
          </table:table-cell>
        </table:table-row>
      </table:table>
      <text:p text:style-name="Standard"><text:s/><text:span text:style-name="T4">Wenn sie jedoch zu auffällig vorgehen und wir eine erfolglose Bergungsaktion starten, kann es sein, dass die Gegner auf uns aufmerksam werden und den Datenträger evakuieren. Damit hätten wir unsere Chance verspielt. <text:s/></text:span></text:p>
      <text:p text:style-name="Standard"/>
      <text:p text:style-name="P1">Bei Verbesserungsvorschlägen bin ich off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10T10:43:37.981000000</meta:creation-date>
    <dc:date>2022-07-10T22:45:52.309000000</dc:date>
    <meta:editing-duration>PT59M2S</meta:editing-duration>
    <meta:editing-cycles>19</meta:editing-cycles>
    <meta:generator>LibreOffice/6.4.4.2$Windows_x86 LibreOffice_project/3d775be2011f3886db32dfd395a6a6d1ca2630ff</meta:generator>
    <meta:document-statistic meta:table-count="1" meta:image-count="0" meta:object-count="0" meta:page-count="2" meta:paragraph-count="54" meta:word-count="533" meta:character-count="3657" meta:non-whitespace-character-count="3165"/>
  </office:meta>
</office:document-meta>
</file>